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3.508cm" table:align="margins"/>
    </style:style>
    <style:style style:name="Таблица1.A" style:family="table-column">
      <style:table-column-properties style:rel-column-width="39951*"/>
    </style:style>
    <style:style style:name="Таблица1.B" style:family="table-column">
      <style:table-column-properties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style:font-name="Times New Roman" fo:language="ru" fo:country="RU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4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7cm" draw:z-index="0"><draw:image xlink:href="../../odt/images/001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Мультиплекс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431cm" draw:z-index="0"><draw:image xlink:href="../../odt/images/001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векторизован</text:span><text:span text:style-name="T3">, реализует “сжатие” нескольких </text:span><text:span text:style-name="T4">скалярных</text:span><text:span text:style-name="T3"> или </text:span><text:span text:style-name="T4">векторных</text:span><text:span text:style-name="T3"> входных сигналов в один векторный </text:span>выходной<text:span text:style-name="T3"> сигнал типа “шина” данных. Размерность выходного вектора равна сумме размерностей входов.</text:span></text:p>
            <text:p text:style-name="Text_20_body"><text:span text:style-name="T8">Свойств</text:span><text:span text:style-name="T7">о</text:span>:</text:p>
            <text:list xml:id="list1969283349136391889" text:style-name="L1">
              <text:list-item>
                <text:p text:style-name="P6">Количество портов –<text:span text:style-name="T5"> </text:span><text:span text:style-name="T6">количество входных сигналов блока</text:span>.</text:p>
              </text:list-item>
            </text:list>
            <text:p text:style-name="P4"><text:span text:style-name="T11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8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5">Количество портов</text:p>
                </table:table-cell>
                <table:table-cell table:style-name="Таблица1.B3" office:value-type="string">
                  <text:p text:style-name="P4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8">Именованное</text:span><text:span text:style-name="T11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5">Количество портов</text:p>
                </table:table-cell>
                <table:table-cell table:style-name="Таблица1.B3" office:value-type="string">
                  <text:p text:style-name="P4">[<text:span text:style-name="T5">n3</text:span>]</text:p>
                </table:table-cell>
              </table:table-row>
            </table:table>
            <text:p text:style-name="Text_20_body"><text:span text:style-name="T8">Примечания</text:span>:</text:p>
            <text:list xml:id="list8509858984694087405" text:style-name="L2">
              <text:list-item>
                <text:p text:style-name="P7">Блок формирует <text:span text:style-name="T9">один</text:span> выходной сигнал.</text:p>
              </text:list-item>
              <text:list-item>
                <text:p text:style-name="P7"><text:span text:style-name="T11">Именованные свойства задаются как </text:span><text:span text:style-name="T9">локальные</text:span><text:span text:style-name="T12"> переменные модели (или субмодели) во вкладке </text:span><text:span text:style-name="T9">Параметры</text:span><text:span text:style-name="T12"> или как глобальные сигналы проекта при помощи пункта главного меню </text:span><text:span text:style-name="T9">Графика</text:span><text:span text:style-name="T12"> </text:span><text:span text:style-name="T13">→</text:span><text:span text:style-name="T14"> </text:span><text:span text:style-name="T10">Сигналы</text:span><text:span text:style-name="T12">.</text:span></text:p>
              </text:list-item>
              <text:list-item>
                <text:p text:style-name="P8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ультиплексор</dc:title>
    <dc:date>2012-01-30T08:26:27.07</dc:date>
    <meta:generator>OpenOffice_Beta/4.1.0$Win32 OpenOffice.org_project/410m14$Build-9760</meta:generator>
    <meta:editing-duration>PT2H6M19S</meta:editing-duration>
    <meta:editing-cycles>49</meta:editing-cycles>
    <meta:document-statistic meta:table-count="2" meta:image-count="2" meta:object-count="0" meta:page-count="1" meta:paragraph-count="24" meta:word-count="114" meta:character-count="824"/>
  </office:meta>
</office:document-meta>
</file>